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189.97mm" fo:margin-left="0.05mm" fo:margin-top="0mm" fo:margin-bottom="0mm" style:page-number="auto" table:align="left" style:writing-mode="lr-tb"/>
    </style:style>
    <style:style style:name="Table1.A" style:family="table-column">
      <style:table-column-properties style:column-width="41.28mm"/>
    </style:style>
    <style:style style:name="Table1.B" style:family="table-column">
      <style:table-column-properties style:column-width="48.67mm"/>
    </style:style>
    <style:style style:name="Table1.C" style:family="table-column">
      <style:table-column-properties style:column-width="100.03mm"/>
    </style:style>
    <style:style style:name="Table1.1" style:family="table-row">
      <style:table-row-properties style:min-row-height="6.01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2" style:family="table">
      <style:table-properties style:width="190.01mm" fo:margin-left="0mm" fo:margin-top="0mm" fo:margin-bottom="0mm" table:align="left" style:writing-mode="lr-tb"/>
    </style:style>
    <style:style style:name="Table2.A" style:family="table-column">
      <style:table-column-properties style:column-width="95.69mm"/>
    </style:style>
    <style:style style:name="Table2.B" style:family="table-column">
      <style:table-column-properties style:column-width="94.32mm"/>
    </style:style>
    <style:style style:name="Table2.1" style:family="table-row">
      <style:table-row-properties fo:keep-together="auto"/>
    </style:style>
    <style:style style:name="Table2.A1" style:family="table-cell">
      <style:table-cell-properties fo:background-color="#ffffff" fo:padding="0mm" fo:border="none">
        <style:background-image/>
      </style:table-cell-properties>
    </style:style>
    <style:style style:name="P1" style:family="paragraph" style:parent-style-name="Header">
      <style:paragraph-properties fo:margin-top="1.01mm" fo:margin-bottom="1.01mm" loext:contextual-spacing="false" fo:text-align="end" style:justify-single-word="false"/>
    </style:style>
    <style:style style:name="P2" style:family="paragraph" style:parent-style-name="Preformatted_20_Text">
      <style:paragraph-properties fo:margin-top="1.01mm" fo:margin-bottom="1.01mm" loext:contextual-spacing="false"/>
      <style:text-properties style:font-name="Museo 700" fo:font-size="11pt" fo:language="en" fo:country="GB" fo:font-weight="bold" style:font-size-asian="11pt" style:font-weight-asian="bold" style:font-size-complex="11pt" style:font-weight-complex="bold"/>
    </style:style>
    <style:style style:name="P3" style:family="paragraph" style:parent-style-name="Preformatted_20_Text">
      <style:paragraph-properties fo:margin-top="1.01mm" fo:margin-bottom="1.01mm" loext:contextual-spacing="false" fo:line-height="100%"/>
      <style:text-properties style:font-name="Museo 700" fo:font-size="11pt" fo:language="en" fo:country="GB" fo:font-weight="bold" style:font-size-asian="11pt" style:font-weight-asian="bold" style:font-size-complex="11pt" style:font-weight-complex="bold"/>
    </style:style>
    <style:style style:name="P4"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officeooo:paragraph-rsid="001b70fe" style:font-size-asian="6pt" style:font-size-complex="6pt"/>
    </style:style>
    <style:style style:name="P5" style:family="paragraph" style:parent-style-name="Preformatted_20_Text">
      <style:paragraph-properties fo:margin-top="0mm" fo:margin-bottom="0mm" loext:contextual-spacing="false" fo:text-align="start" style:justify-single-word="false"/>
    </style:style>
    <style:style style:name="P6" style:family="paragraph" style:parent-style-name="Preformatted_20_Text">
      <style:paragraph-properties fo:margin-top="0mm" fo:margin-bottom="0mm" loext:contextual-spacing="false" fo:line-height="115%" fo:text-align="end" style:justify-single-word="false"/>
    </style:style>
    <style:style style:name="P7" style:family="paragraph" style:parent-style-name="Preformatted_20_Text">
      <style:paragraph-properties fo:margin-top="0mm" fo:margin-bottom="0mm" loext:contextual-spacing="false" fo:line-height="100%"/>
      <style:text-properties style:font-name="Museo 700" fo:font-size="5pt" fo:language="en" fo:country="GB" fo:font-weight="bold" style:font-size-asian="5pt" style:font-weight-asian="bold" style:font-size-complex="5pt" style:font-weight-complex="bold"/>
    </style:style>
    <style:style style:name="P8" style:family="paragraph" style:parent-style-name="Horizontal_20_Line">
      <style:paragraph-properties fo:margin-top="0mm" fo:margin-bottom="0mm" loext:contextual-spacing="false"/>
      <style:text-properties fo:font-size="5pt" fo:language="en" fo:country="GB" style:font-size-asian="5pt" style:font-size-complex="5pt"/>
    </style:style>
    <style:style style:name="P9" style:family="paragraph" style:parent-style-name="Header_20_left">
      <style:text-properties fo:font-size="2pt" style:font-size-asian="2pt" style:font-size-complex="2pt"/>
    </style:style>
    <style:style style:name="P10" style:family="paragraph" style:parent-style-name="Preformatted_20_Text">
      <style:paragraph-properties fo:margin-left="0mm" fo:margin-right="0mm" fo:margin-top="1.01mm" fo:margin-bottom="1.01mm" loext:contextual-spacing="false" fo:line-height="100%" fo:text-indent="0mm" style:auto-text-indent="false"/>
    </style:style>
    <style:style style:name="P11"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700" fo:font-size="11pt" fo:language="en" fo:country="GB" fo:font-weight="bold" style:font-size-asian="11pt" style:font-weight-asian="bold" style:font-size-complex="11pt" style:font-weight-complex="bold"/>
    </style:style>
    <style:style style:name="P12" style:family="paragraph" style:parent-style-name="Text_20_body">
      <style:paragraph-properties fo:margin-left="0mm" fo:margin-right="0mm" fo:margin-top="0mm" fo:margin-bottom="0mm" loext:contextual-spacing="false" fo:line-height="100%" fo:text-indent="0mm" style:auto-text-indent="false"/>
      <style:text-properties fo:font-size="4pt" fo:language="en" fo:country="GB" fo:font-style="italic" fo:font-weight="bold" style:font-size-asian="4pt" style:font-style-asian="italic" style:font-weight-asian="bold" style:font-size-complex="4pt" style:font-style-complex="italic" style:font-weight-complex="bold"/>
    </style:style>
    <style:style style:name="P13" style:family="paragraph" style:parent-style-name="Horizontal_20_Line">
      <style:paragraph-properties fo:margin-left="0mm" fo:margin-right="0mm" fo:margin-top="0mm" fo:margin-bottom="0mm" loext:contextual-spacing="false" fo:line-height="100%" fo:text-indent="0mm" style:auto-text-indent="false"/>
      <style:text-properties fo:font-size="3pt" fo:language="en" fo:country="GB" style:font-size-asian="3pt" style:font-size-complex="3pt"/>
    </style:style>
    <style:style style:name="P14"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 fo:font-size="4pt" fo:language="en" fo:country="GB" fo:font-weight="normal" style:font-size-asian="4pt" style:font-weight-asian="normal" style:font-size-complex="4pt" style:font-weight-complex="normal"/>
    </style:style>
    <style:style style:name="P15"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text-properties style:font-name="Museo 300" fo:font-size="10pt" fo:language="en" fo:country="GB" style:font-size-asian="10pt" style:font-size-complex="10pt"/>
    </style:style>
    <style:style style:name="P16" style:family="paragraph" style:parent-style-name="Preformatted_20_Text">
      <style:paragraph-properties fo:margin-left="4.99mm" fo:margin-right="0mm" fo:margin-top="1.01mm" fo:margin-bottom="1.01mm" loext:contextual-spacing="false" fo:line-height="100%" fo:text-indent="0mm" style:auto-text-indent="false"/>
    </style:style>
    <style:style style:name="P17"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17c7f8"/>
    </style:style>
    <style:style style:name="P18"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19553f"/>
    </style:style>
    <style:style style:name="P19"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 fo:language="en" fo:country="GB" fo:font-style="italic" fo:font-weight="bold" style:font-style-asian="italic" style:font-weight-asian="bold" style:font-style-complex="italic" style:font-weight-complex="bold"/>
    </style:style>
    <style:style style:name="P20"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 fo:language="en" fo:country="GB"/>
    </style:style>
    <style:style style:name="P21" style:family="paragraph" style:parent-style-name="Text_20_body">
      <style:paragraph-properties fo:margin-left="4.99mm" fo:margin-right="0mm" fo:margin-top="1.01mm" fo:margin-bottom="1.01mm" loext:contextual-spacing="false" fo:line-height="100%" fo:text-indent="0mm" style:auto-text-indent="false"/>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P22" style:family="paragraph" style:parent-style-name="Preformatted_20_Text">
      <style:paragraph-properties fo:margin-left="4.99mm" fo:margin-right="0mm" fo:margin-top="0mm" fo:margin-bottom="0mm" loext:contextual-spacing="false" fo:text-indent="0mm" style:auto-text-indent="false"/>
    </style:style>
    <style:style style:name="P23" style:family="paragraph" style:parent-style-name="Preformatted_20_Text">
      <style:paragraph-properties fo:margin-left="9.98mm" fo:margin-right="0mm" fo:margin-top="1.01mm" fo:margin-bottom="1.01mm" loext:contextual-spacing="false" fo:text-indent="0mm" style:auto-text-indent="false"/>
    </style:style>
    <style:style style:name="P24" style:family="paragraph" style:parent-style-name="Preformatted_20_Text">
      <style:paragraph-properties fo:margin-left="9.98mm" fo:margin-right="0mm" fo:margin-top="1.01mm" fo:margin-bottom="1.01mm" loext:contextual-spacing="false" fo:line-height="100%" fo:text-indent="0mm" style:auto-text-indent="false"/>
    </style:style>
    <style:style style:name="P25" style:family="paragraph" style:parent-style-name="Preformatted_20_Text">
      <style:paragraph-properties fo:margin-left="9.98mm" fo:margin-right="0mm" fo:margin-top="1.01mm" fo:margin-bottom="1.01mm" loext:contextual-spacing="false" fo:text-indent="0mm" style:auto-text-indent="false"/>
      <style:text-properties style:font-name="Museo 300" fo:language="en" fo:country="GB" fo:font-weight="normal" style:font-weight-asian="normal" style:font-weight-complex="normal"/>
    </style:style>
    <style:style style:name="P26"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language="en" fo:country="GB" fo:font-weight="normal" style:font-weight-asian="normal" style:font-weight-complex="normal"/>
    </style:style>
    <style:style style:name="P27" style:family="paragraph" style:parent-style-name="Preformatted_20_Text">
      <style:paragraph-properties fo:margin-left="9.98mm" fo:margin-right="0mm" fo:margin-top="1.01mm" fo:margin-bottom="1.01mm" loext:contextual-spacing="false" fo:text-indent="0mm" style:auto-text-indent="false"/>
      <style:text-properties style:font-name="Museo 300" fo:language="en" fo:country="GB" fo:font-style="normal" fo:font-weight="normal" style:font-style-asian="normal" style:font-weight-asian="normal" style:font-style-complex="normal" style:font-weight-complex="normal"/>
    </style:style>
    <style:style style:name="P28"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language="en" fo:country="GB" fo:font-style="normal" fo:font-weight="normal" style:font-style-asian="normal" style:font-weight-asian="normal" style:font-style-complex="normal" style:font-weight-complex="normal"/>
    </style:style>
    <style:style style:name="P29" style:family="paragraph" style:parent-style-name="Preformatted_20_Text">
      <style:paragraph-properties fo:margin-left="9.98mm" fo:margin-right="0mm" fo:margin-top="1.01mm" fo:margin-bottom="1.01mm" loext:contextual-spacing="false" fo:line-height="100%" fo:text-indent="0mm" style:auto-text-indent="false"/>
      <style:text-properties style:font-name="Museo 300" fo:font-size="10pt" fo:language="en" fo:country="GB" fo:font-weight="normal" style:font-size-asian="10pt" style:font-weight-asian="normal" style:font-size-complex="10pt" style:font-weight-complex="normal"/>
    </style:style>
    <style:style style:name="P30" style:family="paragraph" style:parent-style-name="Preformatted_20_Text">
      <style:paragraph-properties fo:margin-left="6.35mm" fo:margin-right="0mm" fo:margin-top="1.01mm" fo:margin-bottom="1.01mm" loext:contextual-spacing="false" fo:text-indent="0mm" style:auto-text-indent="false"/>
    </style:style>
    <style:style style:name="P31" style:family="paragraph" style:parent-style-name="Preformatted_20_Text">
      <style:paragraph-properties fo:margin-left="6.35mm" fo:margin-right="0mm" fo:margin-top="1.01mm" fo:margin-bottom="1.01mm" loext:contextual-spacing="false" fo:line-height="100%" fo:text-indent="0mm" style:auto-text-indent="false"/>
    </style:style>
    <style:style style:name="P32" style:family="paragraph" style:parent-style-name="Preformatted_20_Text">
      <style:paragraph-properties fo:margin-left="6.35mm" fo:margin-right="0mm" fo:margin-top="1.01mm" fo:margin-bottom="1.01mm" loext:contextual-spacing="false" fo:text-indent="0mm" style:auto-text-indent="false"/>
      <style:text-properties style:font-name="Museo 300" fo:language="en" fo:country="GB" fo:font-style="italic" fo:font-weight="bold" style:font-style-asian="italic" style:font-weight-asian="bold" style:font-style-complex="italic" style:font-weight-complex="bold"/>
    </style:style>
    <style:style style:name="P33" style:family="paragraph" style:parent-style-name="Preformatted_20_Text">
      <style:paragraph-properties fo:margin-left="6.35mm" fo:margin-right="0mm" fo:margin-top="1.01mm" fo:margin-bottom="1.01mm" loext:contextual-spacing="false" fo:line-height="100%" fo:text-indent="0mm" style:auto-text-indent="false"/>
      <style:text-properties style:font-name="Museo 300" fo:language="en" fo:country="GB" fo:font-style="italic" fo:font-weight="bold" style:font-style-asian="italic" style:font-weight-asian="bold" style:font-style-complex="italic" style:font-weight-complex="bold"/>
    </style:style>
    <style:style style:name="P34" style:family="paragraph" style:parent-style-name="Horizontal_20_Line">
      <style:paragraph-properties fo:margin-top="2.01mm" fo:margin-bottom="2.01mm" loext:contextual-spacing="false"/>
      <style:text-properties fo:font-size="2pt" style:font-size-asian="2pt" style:font-size-complex="2pt"/>
    </style:style>
    <style:style style:name="P35" style:family="paragraph" style:parent-style-name="Preformatted_20_Text">
      <style:paragraph-properties fo:margin-top="3.02mm" fo:margin-bottom="3.02mm" loext:contextual-spacing="false" fo:line-height="100%"/>
      <style:text-properties fo:font-size="10pt" style:font-size-asian="10pt" style:font-size-complex="10pt"/>
    </style:style>
    <style:style style:name="P36" style:family="paragraph" style:parent-style-name="Horizontal_20_Line">
      <style:paragraph-properties fo:margin-top="1.01mm" fo:margin-bottom="1.01mm" loext:contextual-spacing="false"/>
      <style:text-properties fo:font-size="3pt" style:font-size-asian="3pt" style:font-size-complex="3pt"/>
    </style:style>
    <style:style style:name="T1" style:family="text">
      <style:text-properties fo:color="#cccccc" fo:font-size="6pt" style:font-size-asian="6pt" style:font-size-complex="6pt"/>
    </style:style>
    <style:style style:name="T2" style:family="text">
      <style:text-properties fo:color="#cccccc" style:font-name="Open Sans" fo:font-size="6pt" style:font-size-asian="6pt" style:font-size-complex="6pt"/>
    </style:style>
    <style:style style:name="T3" style:family="text">
      <style:text-properties style:font-name="Museo 700" fo:font-size="16pt" fo:language="en" fo:country="GB" fo:font-weight="bold" style:font-size-asian="16pt" style:font-weight-asian="bold" style:font-size-complex="16pt" style:font-weight-complex="bold"/>
    </style:style>
    <style:style style:name="T4" style:family="text">
      <style:text-properties style:font-name="Museo 700" fo:font-size="10pt" fo:language="en" fo:country="GB" fo:font-weight="bold" style:font-size-asian="10pt" style:font-weight-asian="bold" style:font-size-complex="10pt" style:font-weight-complex="bold"/>
    </style:style>
    <style:style style:name="T5" style:family="text">
      <style:text-properties style:font-name="Museo 700" fo:font-size="11pt" fo:language="en" fo:country="GB" fo:font-weight="bold" style:font-size-asian="11pt" style:font-weight-asian="bold" style:font-size-complex="11pt" style:font-weight-complex="bold"/>
    </style:style>
    <style:style style:name="T6" style:family="text">
      <style:text-properties style:font-name="Museo 700" fo:font-size="11pt" fo:language="en" fo:country="GB" fo:font-weight="normal" style:font-size-asian="11pt" style:font-weight-asian="normal" style:font-size-complex="11pt" style:font-weight-complex="normal"/>
    </style:style>
    <style:style style:name="T7" style:family="text">
      <style:text-properties style:font-name="Museo 300" fo:font-size="16pt" fo:language="en" fo:country="GB" style:font-size-asian="16pt" style:font-size-complex="16pt"/>
    </style:style>
    <style:style style:name="T8" style:family="text">
      <style:text-properties style:font-name="Museo 300" fo:language="en" fo:country="GB"/>
    </style:style>
    <style:style style:name="T9" style:family="text">
      <style:text-properties style:font-name="Museo 300" fo:language="en" fo:country="GB" fo:font-style="italic" fo:font-weight="bold" style:font-style-asian="italic" style:font-weight-asian="bold" style:font-style-complex="italic" style:font-weight-complex="bold"/>
    </style:style>
    <style:style style:name="T10" style:family="text">
      <style:text-properties style:font-name="Museo 300" fo:language="en" fo:country="GB" fo:font-style="italic" fo:font-weight="bold" officeooo:rsid="0017c7f8" style:font-style-asian="italic" style:font-weight-asian="bold" style:font-style-complex="italic" style:font-weight-complex="bold"/>
    </style:style>
    <style:style style:name="T11" style:family="text">
      <style:text-properties style:font-name="Museo 300" fo:language="en" fo:country="GB" fo:font-style="italic" fo:font-weight="normal" style:font-style-asian="italic" style:font-weight-asian="normal" style:font-style-complex="italic" style:font-weight-complex="normal"/>
    </style:style>
    <style:style style:name="T12" style:family="text">
      <style:text-properties style:font-name="Museo 300" fo:language="en" fo:country="GB" fo:font-style="italic" fo:font-weight="normal" officeooo:rsid="0017c7f8" style:font-style-asian="italic" style:font-weight-asian="normal" style:font-style-complex="italic" style:font-weight-complex="normal"/>
    </style:style>
    <style:style style:name="T13" style:family="text">
      <style:text-properties style:font-name="Museo 300" fo:language="en" fo:country="GB" fo:font-style="italic" fo:font-weight="normal" officeooo:rsid="0019553f" style:font-style-asian="italic" style:font-weight-asian="normal" style:font-style-complex="italic" style:font-weight-complex="normal"/>
    </style:style>
    <style:style style:name="T14" style:family="text">
      <style:text-properties style:font-name="Museo 300" fo:language="en" fo:country="GB" fo:font-style="italic" style:font-style-asian="italic" style:font-style-complex="italic"/>
    </style:style>
    <style:style style:name="T15" style:family="text">
      <style:text-properties style:font-name="Museo 300" fo:language="en" fo:country="GB" fo:font-style="normal" fo:font-weight="bold" style:font-style-asian="normal" style:font-weight-asian="bold" style:font-style-complex="normal" style:font-weight-complex="bold"/>
    </style:style>
    <style:style style:name="T16" style:family="text">
      <style:text-properties style:font-name="Museo 300" fo:language="en" fo:country="GB" fo:font-style="normal" fo:font-weight="bold" officeooo:rsid="0017c7f8" style:font-style-asian="normal" style:font-weight-asian="bold" style:font-style-complex="normal" style:font-weight-complex="bold"/>
    </style:style>
    <style:style style:name="T17" style:family="text">
      <style:text-properties style:font-name="Museo 300" fo:language="en" fo:country="GB" fo:font-style="normal" fo:font-weight="normal" style:font-style-asian="normal" style:font-weight-asian="normal" style:font-style-complex="normal" style:font-weight-complex="normal"/>
    </style:style>
    <style:style style:name="T18" style:family="text">
      <style:text-properties style:font-name="Museo 300" fo:language="en" fo:country="GB" fo:font-weight="normal" style:font-weight-asian="normal" style:font-weight-complex="normal"/>
    </style:style>
    <style:style style:name="T19" style:family="text">
      <style:text-properties style:font-name="Museo 300" fo:language="en" fo:country="GB" fo:font-weight="bold" style:font-weight-asian="bold" style:font-weight-complex="bold"/>
    </style:style>
    <style:style style:name="T20" style:family="text">
      <style:text-properties style:font-name="Museo 300" fo:font-size="10pt" fo:language="en" fo:country="GB" fo:font-weight="normal" style:font-size-asian="10pt" style:font-weight-asian="normal" style:font-size-complex="10pt" style:font-weight-complex="normal"/>
    </style:style>
    <style:style style:name="T21" style:family="text">
      <style:text-properties style:font-name="Museo 300" fo:font-size="10pt" fo:language="en" fo:country="GB" fo:font-style="italic" fo:font-weight="bold" style:font-size-asian="10pt" style:font-style-asian="italic" style:font-weight-asian="bold" style:font-size-complex="10pt" style:font-style-complex="italic" style:font-weight-complex="bold"/>
    </style:style>
    <style:style style:name="T22" style:family="text">
      <style:text-properties style:font-name="Museo 300" fo:font-size="10pt" fo:language="en" fo:country="GB" fo:font-style="italic" fo:font-weight="normal" style:font-size-asian="10pt" style:font-style-asian="italic" style:font-weight-asian="normal" style:font-size-complex="10pt" style:font-style-complex="italic" style:font-weight-complex="normal"/>
    </style:style>
    <style:style style:name="T23" style:family="text">
      <style:text-properties style:font-name="Museo 300" fo:font-size="10pt" fo:language="en" fo:country="GB" fo:font-style="italic" fo:font-weight="normal" officeooo:rsid="0017c7f8" style:font-size-asian="10pt" style:font-style-asian="italic" style:font-weight-asian="normal" style:font-size-complex="10pt" style:font-style-complex="italic" style:font-weight-complex="normal"/>
    </style:style>
    <style:style style:name="T24" style:family="text">
      <style:text-properties style:font-name="Museo 300" fo:font-size="10pt" fo:language="en" fo:country="GB" fo:font-style="normal" fo:font-weight="bold" style:font-size-asian="10pt" style:font-style-asian="normal" style:font-weight-asian="bold" style:font-size-complex="10pt" style:font-style-complex="normal" style:font-weight-complex="bold"/>
    </style:style>
    <style:style style:name="T25" style:family="text">
      <style:text-properties style:font-name="Open Sans" fo:language="en" fo:country="GB"/>
    </style:style>
    <style:style style:name="T26" style:family="text">
      <style:text-properties fo:color="#00000a" style:font-name="Museo 300" fo:font-size="10pt" fo:language="en" fo:country="GB" style:text-underline-style="none"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3"><text:s/>Marielle Hsu </text:span><text:span text:style-name="T7"><text:s/>|</text:span></text:p>
          </table:table-cell>
          <table:table-cell table:style-name="Table1.B1" office:value-type="string">
            <text:p text:style-name="P5"><text:span text:style-name="T8">contact</text:span><text:span text:style-name="T25">@</text:span><text:span text:style-name="T8">mariellehsu.com</text:span></text:p>
          </table:table-cell>
          <table:table-cell table:style-name="Table1.B1" office:value-type="string">
            <text:p text:style-name="P6"><text:span text:style-name="T4">Portfolio</text:span><text:span text:style-name="T20"> : </text:span><text:a xlink:type="simple" xlink:href="http://mariellehsu.com/" text:style-name="Internet_20_link" text:visited-style-name="Visited_20_Internet_20_Link"><text:span text:style-name="Internet_20_link"><text:span text:style-name="T26">mariellehsu.com</text:span></text:span></text:a></text:p>
            <text:p text:style-name="P6"><text:span text:style-name="T4">LinkedIn</text:span><text:span text:style-name="T20"> : </text:span><text:a xlink:type="simple" xlink:href="https://linkedin.com/in/mariellehsu" text:style-name="Internet_20_link" text:visited-style-name="Visited_20_Internet_20_Link"><text:span text:style-name="Internet_20_link"><text:span text:style-name="T26">linkedin.com/in/mariellehsu</text:span></text:span></text:a></text:p>
          </table:table-cell>
        </table:table-row>
      </table:table>
      <text:p text:style-name="P8"><text:s/></text:p>
      <text:p text:style-name="P15">I create efficient, intuitive solutions by considering the whole environment of a product - from the immediate details of a user's interaction with it; to design and implementation; to company, client, and user goals.<text:line-break/>My varied background that enables me to address both detail work and systems thinking, make strategic commitments, and to plan a digital ecosystem that addresses a client's core needs.</text:p>
      <text:p text:style-name="P13"><text:s/></text:p>
      <text:p text:style-name="P7"><text:s/></text:p>
      <text:p text:style-name="P3">DESIGN</text:p>
      <text:p text:style-name="P17"><text:span text:style-name="T9">University of Warwick School of Law <text:s text:c="2"/></text:span><text:span text:style-name="T15">|</text:span><text:span text:style-name="T9"> <text:s text:c="2"/></text:span><text:span text:style-name="T12">IT &amp; Learning Support Officer<text:tab/></text:span><text:span text:style-name="T10"><text:tab/><text:tab/><text:tab/><text:tab/><text:tab/> </text:span><text:span text:style-name="T11">March 2016 - June 2016</text:span></text:p>
      <text:p text:style-name="P24"><text:span text:style-name="T18">Create marketing templates for desktop publishing for use both in print and online that are consistent with new 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11">etc</text:span><text:span text:style-name="T17">. and making necessary changes</text:span><text:span text:style-name="T18">.</text:span></text:p>
      <text:p text:style-name="P17"><text:span text:style-name="T9">Loom Grown <text:s text:c="2"/></text:span><text:span text:style-name="T15">|</text:span><text:span text:style-name="T9"> <text:s text:c="2"/></text:span><text:span text:style-name="T12">Production Assistant and Design Consultant</text:span><text:span text:style-name="T16"><text:tab/><text:tab/><text:tab/><text:tab/><text:tab/><text:tab/> <text:s text:c="2"/></text:span><text:span text:style-name="T11">October 2015 - December 2015</text:span></text:p>
      <text:p text:style-name="P26">Troubleshoot issues with Trotec300 laser cutting paths and part design files. Assist with path planning and design optimization to minimize waste material. User Experience testing of the accompanying application.</text:p>
      <text:p text:style-name="P17"><text:span text:style-name="T9">San Francisco Public Utilities Commission <text:s text:c="2"/></text:span><text:span text:style-name="T15">|</text:span><text:span text:style-name="T9"> <text:s text:c="2"/></text:span><text:span text:style-name="T12">Application Interaction Designer<text:tab/><text:tab/><text:tab/> <text:s/></text:span><text:span text:style-name="T11">March 2015 - July 2015</text:span></text:p>
      <text:p text:style-name="P26">User Experience research and design for an internal timekeeping module integrated with current, new task management software. Edit the specifications and requirements document, sketch thumbnails for process flow, map and understand current systems, market research into other timekeeping software, create Balsamiq wireframes for the new module, present clickable prototype to stakeholders, and incorporate comments and research from all levels.</text:p>
      <text:p text:style-name="P16"><text:span text:style-name="T21">BlacksmitHER <text:s text:c="2"/></text:span><text:span text:style-name="T24">|</text:span><text:span text:style-name="T21"> <text:s text:c="2"/></text:span><text:span text:style-name="T23">Editor<text:tab/><text:tab/><text:tab/><text:tab/><text:tab/><text:tab/><text:tab/><text:tab/><text:tab/><text:tab/><text:tab/><text:tab/><text:tab/><text:tab/><text:tab/><text:tab/><text:tab/><text:tab/><text:tab/></text:span><text:span text:style-name="T22">March 2015 – September 2015</text:span></text:p>
      <text:p text:style-name="P29">Restructure podcast summaries before they are posted to the website, to ensure consistency and accuracy.</text:p>
      <text:p text:style-name="P17"><text:span text:style-name="T9">San Francisco Department of Public Works <text:s text:c="2"/></text:span><text:span text:style-name="T15">|</text:span><text:span text:style-name="T9"> <text:s text:c="2"/></text:span><text:span text:style-name="T12">Visual/UX Designer<text:tab/><text:tab/><text:tab/><text:tab/><text:tab/><text:tab/><text:tab/> <text:s text:c="3"/></text:span><text:span text:style-name="T11">October 2014 - May 2015</text:span></text:p>
      <text:p text:style-name="P26">Design and build a web-based user interface for a historical cost database. Write and edit CSS and HTML, conduct exploratory user interviews, and present and defend design ideas to higher-level administrators.</text:p>
      <text:p text:style-name="P16"><text:span text:style-name="T9">i am the cavalry <text:s text:c="2"/></text:span><text:span text:style-name="T15">|</text:span><text:span text:style-name="T9"> <text:s text:c="2"/></text:span><text:span text:style-name="T12">Editor and Designer<text:tab/><text:tab/><text:tab/><text:tab/><text:tab/><text:tab/><text:tab/><text:tab/><text:tab/><text:tab/><text:tab/><text:tab/><text:tab/><text:tab/> </text:span><text:span text:style-name="T11">August 2014 - December 2014</text:span></text:p>
      <text:p text:style-name="P26">Design outreach flyers targeted to automotive industry professionals, security researchers, and the general public. Edit public blog posts and graphics for the website.</text:p>
      <text:p text:style-name="P17"><text:span text:style-name="T9">General Assemb.ly <text:s text:c="2"/></text:span><text:span text:style-name="T15">|</text:span><text:span text:style-name="T9"> <text:s text:c="2"/></text:span><text:span text:style-name="T12">Student, User Experience Design Intensive<text:tab/><text:tab/><text:tab/><text:tab/><text:tab/><text:tab/><text:tab/> <text:s text:c="3"/></text:span><text:span text:style-name="T11">June 2014 - August 2014</text:span></text:p>
      <text:p text:style-name="P26">Implement user research tactics to gain a deeper understanding of what users need and want. Identify the best ways to organize information on a given site or app. Understand the importance of Information Architecture. Design a digital product that behaves intuitively, and brings joy and function to users. Utilize visual design in order to make beautiful digital products. Explain process through the use of sketches, wireframes, and presentations. Collaborate with design teams to see a project from start to finish.</text:p>
      <text:p text:style-name="P16"><text:span text:style-name="T9">Other Machine Co. <text:s text:c="2"/></text:span><text:span text:style-name="T15">|</text:span><text:span text:style-name="T9"> <text:s text:c="2"/></text:span><text:span text:style-name="T12">Retail Interaction Designer<text:tab/><text:tab/><text:tab/><text:tab/><text:tab/><text:tab/><text:tab/><text:tab/><text:tab/><text:tab/><text:tab/> <text:s/></text:span><text:span text:style-name="T11">December 2013 - March 2014</text:span></text:p>
      <text:p text:style-name="P26">Design and implement packaging, creative kit contents, and customer outreach. Research and report on market trends in the "maker" space across the globe, as well as within small-scale manufacturing.</text:p>
      <text:p text:style-name="P17"><text:span text:style-name="T9">Xantrion <text:s text:c="2"/></text:span><text:span text:style-name="T15">|</text:span><text:span text:style-name="T9"> <text:s text:c="2"/></text:span><text:span text:style-name="T12">Systems Administrator<text:tab/><text:tab/><text:tab/><text:tab/><text:tab/><text:tab/><text:tab/><text:tab/><text:tab/><text:tab/><text:tab/><text:tab/><text:tab/><text:tab/><text:tab/><text:tab/><text:tab/></text:span><text:span text:style-name="T11">January 2009 - March 2009</text:span></text:p>
      <text:p text:style-name="P26">Generating, formatting, analysing, and delivering monthly monitoring reports to customers.</text:p>
      <text:p text:style-name="P14"><text:s/></text:p>
      <text:p text:style-name="P3">PROCESS OPTIMIZATION</text:p>
      <text:p text:style-name="P19">University of Warwick School of Law</text:p>
      <text:p text:style-name="P26">Create background policies that govern the standardization and centralization of information, reducing duplicated effort and streamlining information on the site.</text:p>
      <text:p text:style-name="P17"><text:span text:style-name="T9">FIGMENT Oakland 2015 <text:s text:c="2"/></text:span><text:span text:style-name="T15">|</text:span><text:span text:style-name="T9"> <text:s text:c="2"/></text:span><text:span text:style-name="T12">Curation Co-Lead<text:tab/><text:tab/><text:tab/><text:tab/><text:tab/><text:tab/><text:tab/><text:tab/><text:tab/><text:tab/><text:tab/><text:tab/><text:tab/></text:span><text:span text:style-name="T11">March 2015 – October 2015</text:span></text:p>
      <text:p text:style-name="P24"><text:span text:style-name="T18">Internal-facing organization, communication, workflow optimization, documentation, </text:span><text:span text:style-name="T11">etc.</text:span><text:span text:style-name="T18"> to keep the eight-person organizing committee up-to-date.</text:span></text:p>
      <text:p text:style-name="P19">Other Machine Co.</text:p>
      <text:p text:style-name="P26">Solely responsible for contents, flow, launch, and monitoring of the web store supporting our portable CNC milling machine. Investigate, test, order, organize, and track inventory (and create associated systems).</text:p>
      <text:p text:style-name="P16"><text:span text:style-name="T9">BluesQuake 2014 <text:s text:c="2"/></text:span><text:span text:style-name="T15">|</text:span><text:span text:style-name="T9"> <text:s text:c="2"/></text:span><text:span text:style-name="T13">Meeting Chair<text:tab/><text:tab/><text:tab/><text:tab/><text:tab/><text:tab/><text:tab/><text:tab/><text:tab/><text:tab/><text:tab/><text:tab/><text:tab/><text:tab/><text:tab/><text:tab/><text:tab/> <text:s/></text:span><text:span text:style-name="T11">October 2013 – June 2014</text:span></text:p>
      <text:p text:style-name="P26">Find, organize, reference, and maintain documents needed to plan and run a weekend workshop with attendees from all across the US. Ensure that information from meetings is recorded and shared.</text:p>
      <text:p text:style-name="P16"><text:span text:style-name="T9">Crater House <text:s text:c="2"/></text:span><text:span text:style-name="T15">|</text:span><text:span text:style-name="T9"> <text:s text:c="2"/></text:span><text:span text:style-name="T11">November 2012 - December 2012</text:span></text:p>
      <text:p text:style-name="P26">Set up a formal QA process. File bug reports, prioritize tasks, and report on time required for QA.</text:p>
      <text:p text:style-name="P11"><text:soft-page-break/>DOCUMENTATION</text:p>
      <text:p text:style-name="P33">University of Warwick School of Law</text:p>
      <text:p text:style-name="P26">Compile written instructions, documentation, and advice for staff and students on all systems, software, and processes. Document all internal IT processes to ensure consistent application of policies during administrative and academic transitions. Set up, manage, maintain, and keep an updated inventory of all departmental equipment along with all other hardware/software.</text:p>
      <text:p text:style-name="P21">FIGMENT Oakland 2015</text:p>
      <text:p text:style-name="P29">Write documentation. Explain documentation. Keep everyone on the same page by providing templates.</text:p>
      <text:p text:style-name="P18"><text:span text:style-name="T9">Sundown Blues Dance Society <text:s text:c="2"/></text:span><text:span text:style-name="T15">|</text:span><text:span text:style-name="T9"> <text:s text:c="2"/></text:span><text:span text:style-name="T13">Founding Board Member; Event Host<text:tab/><text:tab/><text:tab/><text:tab/> <text:s text:c="4"/></text:span><text:span text:style-name="T11">July 2014 – December 2015</text:span></text:p>
      <text:p text:style-name="P28">Create documentation of internal processes to facilitate communication between organization volunteers, as well as accountability to community members. Ensure smooth operation of two weekly event venues.</text:p>
      <text:p text:style-name="P31"><text:span text:style-name="T9">Pioneers of the Inevitable <text:s text:c="2"/></text:span><text:span text:style-name="T15">|</text:span><text:span text:style-name="T9"> <text:s text:c="2"/></text:span><text:span text:style-name="T13">Quality Assurance Tester/Lead; IT Buddy<text:tab/><text:tab/><text:tab/><text:tab/><text:tab/><text:tab/> <text:s text:c="3"/></text:span><text:span text:style-name="T11">April 2009 - July 2012</text:span></text:p>
      <text:p text:style-name="P26">Rebuild, update, and manage templates for bug reports to ensure that all information is collected up front to reduce response time and churn. Update and maintain a basic how-to guide for the community.</text:p>
      <text:p text:style-name="P33">Xantrion</text:p>
      <text:p text:style-name="P26">Responsible for obtaining, formatting and delivering quotes for all hardware and software requested by clients. Assist Network Engineers with writing and formatting Standard Operating Procedure documents.</text:p>
      <text:p text:style-name="P12"><text:s/></text:p>
      <text:p text:style-name="P2">MANAGEMENT</text:p>
      <text:p text:style-name="P32">University of Warwick School of Law</text:p>
      <text:p text:style-name="P27">Advise and support staff on software / hardware purchases for the School, and in the maintenance of web pages, development of web content, and recording and editing video. Induct new and existing members of staff both academic and administrative in the use of IT within the School and related policies.</text:p>
      <text:p text:style-name="P30"><text:span text:style-name="T9">The Crucible Fire Safety <text:s text:c="2"/></text:span><text:span text:style-name="T15">|</text:span><text:span text:style-name="T9"> <text:s text:c="2"/></text:span><text:span text:style-name="T13">Fire Safety<text:tab/><text:tab/><text:tab/><text:tab/><text:tab/><text:tab/><text:tab/><text:tab/><text:tab/><text:tab/><text:tab/><text:tab/> <text:s text:c="3"/></text:span><text:span text:style-name="T11">November 2008 – December 2015</text:span></text:p>
      <text:p text:style-name="P27">Responsible for checking in with performers and artists before they light up, assisting with their safety procedures, communication any concerns, and giving a go/no-go before running. Maintain a safety perimeter around active fire. Be on hand to address questions from attendees, performers, or other staff. Attend and assist with yearly Fire Safety training to keep current on procedures.</text:p>
      <text:p text:style-name="P30"><text:span text:style-name="T9">Girls Science Institute <text:s text:c="2"/></text:span><text:span text:style-name="T15">|</text:span><text:span text:style-name="T9"> <text:s text:c="2"/></text:span><text:span text:style-name="T13">Activity Lead and Assistant<text:tab/><text:tab/><text:tab/><text:tab/><text:tab/><text:tab/><text:tab/><text:tab/><text:tab/><text:tab/><text:tab/><text:tab/><text:tab/></text:span><text:span text:style-name="T11">May 2014 &amp; May 2015</text:span></text:p>
      <text:p text:style-name="P25">Assist with project set-up in the morning, registration and check-in, maintaining order throughout the day, answer questions and guide exploration, and generally be present as a female engineer role model.</text:p>
      <text:p text:style-name="P32">Sundown Blues Dance Society</text:p>
      <text:p text:style-name="P25">Individually responsible for restructuring community and cultural expectations within two weekly venues. Also being present as a Host several nights a month to provide on-site support, manage a team of volunteers, and ensure that new guidelines and processes fit the environment.</text:p>
      <text:p text:style-name="P32">FIGMENT Oakland 2015</text:p>
      <text:p text:style-name="P23"><text:span text:style-name="T18">Assist with on-boarding and coordinating artists for and during the event, and supporting the other Curation volunteers. Herd cats. Help with everything.</text:span><text:bookmark-start text:name="__DdeLink__185_953963326"/><text:span text:style-name="T18"> </text:span><text:bookmark-end text:name="__DdeLink__185_953963326"/><text:span text:style-name="T18">Serve as day-of contact for administrative decisions.</text:span></text:p>
      <text:p text:style-name="P32">BluesQuake 2014</text:p>
      <text:p text:style-name="P25">Create agenda, solicit further items, keep meetings on track, ensure that we stick to the event timeline, and generally herd cats at the 17-person organizer meetings.</text:p>
      <text:p text:style-name="P32">Pioneers of the Inevitable</text:p>
      <text:p text:style-name="P25">Develop a high-level test plan for new products and features. Coordinate testing with both local and remote QA groups. Assist with community engagement on multiple platforms while prioritizing bug reports.</text:p>
      <text:p text:style-name="P34"><text:s/></text:p>
      <table:table table:name="Table2" table:style-name="Table2">
        <table:table-column table:style-name="Table2.A"/>
        <table:table-column table:style-name="Table2.B"/>
        <table:table-row table:style-name="Table2.1">
          <table:table-cell table:style-name="Table2.A1" office:value-type="string">
            <text:p text:style-name="P10"><text:span text:style-name="T6">EDUCATION</text:span><text:span text:style-name="T8"> </text:span></text:p>
            <text:p text:style-name="P20">2014<text:tab/> General Assembly, UXDi</text:p>
            <text:p text:style-name="P20">2007<text:tab/> UC Berkeley, Summer Mandarin Chinese </text:p>
            <text:p text:style-name="P20">2006<text:tab/> University of St Andrews, Semester abroad</text:p>
            <text:p text:style-name="P20">2007<text:tab/> Bryn Mawr College, BA in Physics</text:p>
          </table:table-cell>
          <table:table-cell table:style-name="Table2.A1" office:value-type="string">
            <text:p text:style-name="P2">INTERESTS</text:p>
            <text:p text:style-name="P22"><text:span text:style-name="T19">Reading</text:span><text:span text:style-name="T8"> sci-fi, fantasy, historical fiction, non-fiction, cultural history, linguistic analysis, science, poetry, </text:span><text:span text:style-name="T14">etc</text:span><text:span text:style-name="T8">. </text:span><text:span text:style-name="T19">Climbing</text:span><text:span text:style-name="T8"> trees. </text:span><text:span text:style-name="T19">Building</text:span><text:span text:style-name="T8"> big art. </text:span><text:span text:style-name="T19">Making</text:span><text:span text:style-name="T8"> small art.<text:line-break/></text:span><text:span text:style-name="T19">Fixing</text:span><text:span text:style-name="T8"> mechanical problems. </text:span><text:span text:style-name="T19">Dancing</text:span><text:span text:style-name="T8"> solo modern and partnered blues. </text:span><text:span text:style-name="T19">Sailing </text:span><text:span text:style-name="T18">dinghies and keelboats</text:span><text:span text:style-name="T19">.<text:line-break/>Music</text:span><text:span text:style-name="T8">. </text:span><text:span text:style-name="T19">Art</text:span><text:span text:style-name="T8">. </text:span><text:span text:style-name="T19">Scotch</text:span><text:span text:style-name="T8">. </text:span><text:span text:style-name="T19">Backpacking</text:span><text:span text:style-name="T8">. </text:span><text:span text:style-name="T19">Travel</text:span><text:span text:style-name="T8">. </text:span><text:span text:style-name="T19">Fire safety</text:span><text:span text:style-name="T8">.</text:span></text:p>
          </table:table-cell>
        </table:table-row>
      </table:table>
      <text:p text:style-name="P36"><text:s/></text:p>
      <text:p text:style-name="P35"><text:span text:style-name="T5">REFERENCES</text:span><text:span text:style-name="T19"> </text:span><text:span text:style-name="T8">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lr-tb"/>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mm" fo:margin-bottom="0mm" loext:contextual-spacing="false"/>
      <style:text-properties style:font-name="Liberation Mono" fo:font-family="'Liberation Mono'"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default-outline-level=""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style>
    <style:style style:name="M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officeooo:paragraph-rsid="001b70fe" style:font-size-asian="6pt" style:font-size-complex="6pt"/>
    </style:style>
    <style:style style:name="MP3" style:family="paragraph" style:parent-style-name="Header_20_left">
      <style:text-properties fo:font-size="2pt" style:font-size-asian="2pt" style:font-size-complex="2pt"/>
    </style:style>
    <style:style style:name="MT1" style:family="text">
      <style:text-properties fo:color="#cccccc" fo:font-size="6pt" style:font-size-asian="6pt" style:font-size-complex="6pt"/>
    </style:style>
    <style:style style:name="MT2" style:family="text">
      <style:text-properties fo:color="#cccccc" style:font-name="Open Sans" fo:font-size="6pt" style:font-size-asian="6pt" style:font-size-complex="6pt"/>
    </style:style>
    <style:page-layout style:name="Mpm1">
      <style:page-layout-properties fo:page-width="210.01mm" fo:page-height="297mm" style:num-format="1" style:print-orientation="portrait" fo:margin-top="6mm" fo:margin-bottom="7mm" fo:margin-left="10mm" fo:margin-right="10mm" style:writing-mode="lr-tb" style:layout-grid-color="#c0c0c0" style:layout-grid-lines="66"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6mm" fo:margin-bottom="7mm" fo:margin-left="10mm" fo:margin-right="10mm" style:writing-mode="lr-tb" style:layout-grid-color="#c0c0c0" style:layout-grid-lines="66"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page-layout>
  </office:automatic-styles>
  <office:master-styles>
    <style:master-page style:name="Standard" style:page-layout-name="Mpm1">
      <style:header>
        <text:p text:style-name="MP1"><text:span text:style-name="MT1">Marielle Hsu <text:s/>| contact</text:span><text:span text:style-name="MT2">@</text:span><text:span text:style-name="MT1">mariellehsu.com <text:s/>| 2</text:span></text:p>
      </style:header>
      <style:footer>
        <text:p text:style-name="MP2">The devil in your details.</text:p>
      </style:footer>
    </style:master-page>
    <style:master-page style:name="First_20_Page" style:display-name="First Page" style:page-layout-name="Mpm2" style:next-style-name="Standard">
      <style:header>
        <text:p text:style-name="MP3"><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print-date>2016-09-08T15:58:01</meta:print-date>
    <dc:date>2016-09-27T16:10:52.129000000</dc:date>
    <meta:editing-cycles>88</meta:editing-cycles>
    <meta:editing-duration>PT11H44M48S</meta:editing-duration>
    <meta:generator>LibreOffice/5.2.1.2$Windows_x86 LibreOffice_project/31dd62db80d4e60af04904455ec9c9219178d620</meta:generator>
    <meta:document-statistic meta:table-count="2" meta:image-count="0" meta:object-count="0" meta:page-count="2" meta:paragraph-count="79" meta:word-count="1249" meta:character-count="8817" meta:non-whitespace-character-count="7380"/>
  </office:meta>
</office:document-meta>
</file>